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5081" officeooo:paragraph-rsid="001a5081"/>
    </style:style>
    <style:style style:name="P2" style:family="paragraph" style:parent-style-name="Standard">
      <style:text-properties officeooo:rsid="001a5081" officeooo:paragraph-rsid="002369c5"/>
    </style:style>
    <style:style style:name="P3" style:family="paragraph" style:parent-style-name="Standard">
      <style:text-properties officeooo:rsid="0025e1c3" officeooo:paragraph-rsid="0025e1c3"/>
    </style:style>
    <style:style style:name="P4" style:family="paragraph" style:parent-style-name="Standard">
      <style:text-properties officeooo:rsid="0026afa0" officeooo:paragraph-rsid="0026afa0"/>
    </style:style>
    <style:style style:name="P5" style:family="paragraph" style:parent-style-name="Standard">
      <style:text-properties style:text-line-through-style="solid" style:text-line-through-type="single" officeooo:rsid="001a5081" officeooo:paragraph-rsid="001a5081"/>
    </style:style>
    <style:style style:name="P6" style:family="paragraph" style:parent-style-name="Standard">
      <style:text-properties style:text-line-through-style="solid" style:text-line-through-type="single" officeooo:rsid="001aeb97" officeooo:paragraph-rsid="001aeb97"/>
    </style:style>
    <style:style style:name="P7" style:family="paragraph" style:parent-style-name="Standard">
      <style:text-properties style:text-line-through-style="solid" style:text-line-through-type="single" officeooo:rsid="002d8571" officeooo:paragraph-rsid="001aeb97"/>
    </style:style>
    <style:style style:name="P8" style:family="paragraph" style:parent-style-name="Standard">
      <style:text-properties officeooo:rsid="001a5081" officeooo:paragraph-rsid="001a5081"/>
    </style:style>
    <style:style style:name="P9" style:family="paragraph" style:parent-style-name="Standard">
      <style:text-properties officeooo:rsid="001a5081" officeooo:paragraph-rsid="002d8571"/>
    </style:style>
    <style:style style:name="P10" style:family="paragraph" style:parent-style-name="Standard">
      <style:text-properties officeooo:rsid="002d8571" officeooo:paragraph-rsid="002d8571"/>
    </style:style>
    <style:style style:name="P11" style:family="paragraph" style:parent-style-name="Standard">
      <style:text-properties style:text-position="0% 100%" officeooo:rsid="001a5081" officeooo:paragraph-rsid="002369c5"/>
    </style:style>
    <style:style style:name="P12" style:family="paragraph" style:parent-style-name="Standard">
      <style:text-properties style:text-position="0% 100%" officeooo:rsid="002d8571" officeooo:paragraph-rsid="002d8571"/>
    </style:style>
    <style:style style:name="P13" style:family="paragraph" style:parent-style-name="Standard">
      <style:text-properties officeooo:rsid="002e7b01" officeooo:paragraph-rsid="002e7b01"/>
    </style:style>
    <style:style style:name="T1" style:family="text">
      <style:text-properties officeooo:rsid="0023ba2f"/>
    </style:style>
    <style:style style:name="T2" style:family="text">
      <style:text-properties officeooo:rsid="0025e1c3"/>
    </style:style>
    <style:style style:name="T3" style:family="text">
      <style:text-properties officeooo:rsid="002d8571"/>
    </style:style>
    <style:style style:name="T4" style:family="text">
      <style:text-properties officeooo:rsid="002e7b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ian’s Documentation on DCB:</text:p>
      <text:p text:style-name="P1"/>
      <text:p text:style-name="P1"/>
      <text:p text:style-name="P1">We need to install all of the following programs.</text:p>
      <text:p text:style-name="P1"/>
      <text:p text:style-name="P1">Prodigal</text:p>
      <text:p text:style-name="P1">Follow the instructions on prodigal’s site.</text:p>
      <text:p text:style-name="P1">Must get source zip and then sudo make install</text:p>
      <text:p text:style-name="P1">Diamond(included in repository) ./diamond to run it <text:span text:style-name="T3">when in the current working directory.</text:span></text:p>
      <text:p text:style-name="P1">Python3 <text:span text:style-name="T3">needs to be used on the system. </text:span></text:p>
      <text:p text:style-name="P1"/>
      <text:p text:style-name="P1"><text:tab/>pip3</text:p>
      <text:p text:style-name="P1"><text:tab/>flask</text:p>
      <text:p text:style-name="P1"><text:tab/>biopython</text:p>
      <text:p text:style-name="P1"><text:tab/>beautifulsoup4</text:p>
      <text:p text:style-name="P1"/>
      <text:p text:style-name="P11"/>
      <text:p text:style-name="P12">Here is the pipeline piece:</text:p>
      <text:p text:style-name="P12"/>
      <text:p text:style-name="P10">Ideally we want to stash all the executables in another path. Then we create a temporary working directory for each uer.</text:p>
      <text:p text:style-name="P10"/>
      <text:p text:style-name="P10">If we have an unannotated genome that the user uploaded:</text:p>
      <text:p text:style-name="P10"><text:tab/>First run prodigal command: prodigal -i your_fna_file.fna -o tempGenes -f gff -d theCDS</text:p>
      <text:p text:style-name="P10"><text:line-break/>What this does it it takes an input fasta file. Outputs a file called tempGenes which is actually NOT what we want. Then it outputs a file called theCDS which is a fasta formatted file of all of the nucleotide sequences(genes) that prodigal predicted.</text:p>
      <text:p text:style-name="P10"/>
      <text:p text:style-name="P10">Next we do the following commands:</text:p>
      <text:p text:style-name="P10"/>
      <text:p text:style-name="P10"/>
      <text:p text:style-name="P10">## WE only run this once. The client theoretically will never have to run this again. But we should document what we did in case the client wants to make a new database file or add anything.</text:p>
      <text:p text:style-name="P10"/>
      <text:p text:style-name="P10">./diamond makedb -in protein_database.fasta -d testDB</text:p>
      <text:p text:style-name="P9">./diamond blastx -d testDB -q theCDS <text:s/>-o matches -f 6 stitle bitscore <text:span text:style-name="T3">qseqid </text:span>-k 1<text:tab/></text:p>
      <text:p text:style-name="P9"/>
      <text:p text:style-name="P10">Then on the output file matches we run the following code:</text:p>
      <text:p text:style-name="P10"/>
      <text:p text:style-name="P10">## We may need to test this code more throughly to make it more robust. OR we could modify the database file itself before running this manually. </text:p>
      <text:p text:style-name="P10"/>
      <text:p text:style-name="P10"/>
      <text:p text:style-name="P10"/>
      <text:p text:style-name="P10">from Bio import SeqIO</text:p>
      <text:p text:style-name="P10">import pandas</text:p>
      <text:p text:style-name="P10"><text:line-break/>## Reads in the table to a pandas dataframe.</text:p>
      <text:p text:style-name="P10">df = pandas.read_table("matches3", names=["Subject", "Bit", "SeqID"], skipinitialspace=True)</text:p>
      <text:p text:style-name="P10"/>
      <text:p text:style-name="P10">## Get’s rid of all of the [Species Name] parts from the matches file Subject header(the name of the genes)</text:p>
      <text:p text:style-name="P10"><text:soft-page-break/>df = df.replace('\[.*\]', '', regex=True)</text:p>
      <text:p text:style-name="P10"/>
      <text:p text:style-name="P10">## Get’s rid of spaces to allow the replace statement below this to run.</text:p>
      <text:p text:style-name="P10">df["Subject"] = df["Subject"].str.strip()</text:p>
      <text:p text:style-name="P10"/>
      <text:p text:style-name="P10">## This get’s rid of the first Word from the Subject column so that we are left with only something like Elongation factor EF-2.</text:p>
      <text:p text:style-name="P10">df["Subject"] = df["Subject"].apply(lambda x: ' '.join(x.split(' ')[1:]))</text:p>
      <text:p text:style-name="P10"/>
      <text:p text:style-name="P10">##Replaces all occurences of EF-2 with elongation factor G since they are the same protein</text:p>
      <text:p text:style-name="P10">df = df.replace("elongation factor EF-2", "elongation factor G")</text:p>
      <text:p text:style-name="P10"/>
      <text:p text:style-name="P10">## Sorts the table first according to subject in alphabetical order and then by bitscore so that we can process the data easily</text:p>
      <text:p text:style-name="P10">df2 = df.sort_values(["Subject", "Bit"], ascending=[True,False])</text:p>
      <text:p text:style-name="P10"/>
      <text:p text:style-name="P10">## For each “Subject”(For example each elongation factor EF-2) only retain the <text:span text:style-name="T4">one with the max bitscore. The index is reset and the old index is dropped. </text:span></text:p>
      <text:p text:style-name="P10">df2 = df2.loc[df2.groupby('Subject')["Bit"].idxmax()].reset_index(drop=True)</text:p>
      <text:p text:style-name="P10"/>
      <text:p text:style-name="P13">## If a seq_record in theCDS(our annotated gene file) has a seq_record_id that matches a SeqID in the database. We pull out the entire record and add it to the newSeqs.</text:p>
      <text:p text:style-name="P10">items = df2.SeqID.unique()</text:p>
      <text:p text:style-name="P10">newSeqs = []</text:p>
      <text:p text:style-name="P10">for seq_record in SeqIO.parse("theCDS", "fasta"):</text:p>
      <text:p text:style-name="P10"><text:tab/>if (seq_record.id in items):</text:p>
      <text:p text:style-name="P10"><text:tab/><text:tab/>newSeqs.append(seq_record)</text:p>
      <text:p text:style-name="P10"/>
      <text:p text:style-name="P13">## Output the HEGS!</text:p>
      <text:p text:style-name="P10">with open("temporary.fasta", "w") as handle:</text:p>
      <text:p text:style-name="P10"><text:tab/>SeqIO.write(newSeqs, handle, "fasta")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18:56:04.009362755</meta:creation-date>
    <dc:date>2019-04-05T09:57:06.800118721</dc:date>
    <meta:editing-duration>PT39M42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47" meta:word-count="484" meta:character-count="3069" meta:non-whitespace-character-count="2616"/>
  </office:meta>
</office:document-meta>
</file>